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P11" style:family="paragraph" style:parent-style-name="Standard">
      <style:text-properties officeooo:rsid="00245115" officeooo:paragraph-rsid="00245115"/>
    </style:style>
    <style:style style:name="P12" style:family="paragraph" style:parent-style-name="Standard">
      <style:text-properties officeooo:rsid="0024fb09" officeooo:paragraph-rsid="0024fb09"/>
    </style:style>
    <style:style style:name="P13" style:family="paragraph" style:parent-style-name="Standard">
      <style:text-properties officeooo:rsid="002603d9" officeooo:paragraph-rsid="002603d9"/>
    </style:style>
    <style:style style:name="P14" style:family="paragraph" style:parent-style-name="Standard">
      <style:text-properties officeooo:rsid="0026fe55" officeooo:paragraph-rsid="0026fe55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11">Task6.</text:p>
      <text:p text:style-name="P11">Implicit conversions happens automatically and explicit <text:s/>conversions are not happening automatically without external forcing (casting the target type at the end ).</text:p>
      <text:p text:style-name="P11"/>
      <text:p text:style-name="P11">conditions to met to happen an implicit narrowing primitive conversion</text:p>
      <text:p text:style-name="P11"/>
      <text:p text:style-name="P11">1. an assigning context</text:p>
      <text:p text:style-name="P11">2. a compile time constant</text:p>
      <text:p text:style-name="P11">3. within the bit range of target type</text:p>
      <text:p text:style-name="P11"/>
      <text:p text:style-name="P11"/>
      <text:p text:style-name="P12">Task7.</text:p>
      <text:p text:style-name="P12">The but structure if the float is different from long. Even the number of but is lesser, float can store larger range of values, but with a less accuracy.</text:p>
      <text:p text:style-name="P12"/>
      <text:p text:style-name="P13">Task8.</text:p>
      <text:p text:style-name="P13">The choice of using int as the default data type for integer literals and double as the default data type for floating-point literals in Java is primarily based on<text:span text:style-name="T2"> balancing practicality, efficiency, and backward compatibility.</text:span></text:p>
      <text:p text:style-name="P13"/>
      <text:p text:style-name="P14">Task9</text:p>
      <text:p text:style-name="P14">because they don’t lose information while narrow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59:49.606001856</dc:date>
    <meta:editing-duration>PT1H9M56S</meta:editing-duration>
    <meta:editing-cycles>10</meta:editing-cycles>
    <meta:document-statistic meta:table-count="0" meta:image-count="0" meta:object-count="0" meta:page-count="2" meta:paragraph-count="52" meta:word-count="422" meta:character-count="2711" meta:non-whitespace-character-count="2331"/>
  </office:meta>
</office:document-meta>
</file>